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" svg:font-family="F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5in" fo:margin-right="0in" fo:text-indent="0in" style:auto-text-indent="false">
        <style:tab-stops>
          <style:tab-stop style:position="1.8335in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margin-left="0.5in" fo:margin-right="0in" fo:text-indent="0in" style:auto-text-indent="false">
        <style:tab-stops>
          <style:tab-stop style:position="1.8335in"/>
        </style:tab-stops>
      </style:paragraph-properties>
    </style:style>
    <style:style style:name="P5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.5in" fo:margin-right="0in" fo:margin-top="0in" fo:margin-bottom="0in" style:contextual-spacing="false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5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.25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75in" fo:margin-right="0in" fo:margin-top="0in" fo:margin-bottom="0in" style:contextual-spacing="false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Footnote">
      <style:text-properties officeooo:rsid="001bf1bd" officeooo:paragraph-rsid="001bf1bd"/>
    </style:style>
    <style:style style:name="P13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14" style:family="paragraph" style:parent-style-name="Heading_20_2">
      <style:text-properties officeooo:paragraph-rsid="000e46df"/>
    </style:style>
    <style:style style:name="P15" style:family="paragraph" style:parent-style-name="Normal">
      <style:text-properties officeooo:paragraph-rsid="000e46df"/>
    </style:style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1"/>
    <style:style style:name="P20" style:family="paragraph" style:parent-style-name="Standard" style:list-style-name="L11">
      <style:text-properties officeooo:rsid="00143785" officeooo:paragraph-rsid="00143785"/>
    </style:style>
    <style:style style:name="P21" style:family="paragraph" style:parent-style-name="Standard" style:list-style-name="L12"/>
    <style:style style:name="P22" style:family="paragraph" style:parent-style-name="Standard" style:list-style-name="L13"/>
    <style:style style:name="P23" style:family="paragraph" style:parent-style-name="Standard" style:list-style-name="L1">
      <style:paragraph-properties fo:margin-left="1in" fo:margin-right="0in" fo:text-indent="0in" style:auto-text-indent="false">
        <style:tab-stops>
          <style:tab-stop style:position="-0.25in"/>
          <style:tab-stop style:position="1.3335in"/>
        </style:tab-stops>
      </style:paragraph-properties>
    </style:style>
    <style:style style:name="P24" style:family="paragraph" style:parent-style-name="Standard" style:list-style-name="L2">
      <style:paragraph-properties fo:margin-left="1in" fo:margin-right="0in" fo:text-indent="0in" style:auto-text-indent="false">
        <style:tab-stops>
          <style:tab-stop style:position="0in"/>
        </style:tab-stops>
      </style:paragraph-properties>
    </style:style>
    <style:style style:name="P25" style:family="paragraph" style:parent-style-name="Standard" style:list-style-name="L6">
      <style:paragraph-properties fo:margin-left="1in" fo:margin-right="0in" fo:text-indent="0in" style:auto-text-indent="false">
        <style:tab-stops>
          <style:tab-stop style:position="0in"/>
        </style:tab-stops>
      </style:paragraph-properties>
    </style:style>
    <style:style style:name="P26" style:family="paragraph" style:parent-style-name="Standard" style:list-style-name="L3">
      <style:paragraph-properties fo:margin-top="0in" fo:margin-bottom="0in" style:contextual-spacing="false"/>
    </style:style>
    <style:style style:name="P27" style:family="paragraph" style:parent-style-name="Standard" style:list-style-name="L4">
      <style:paragraph-properties fo:margin-left="0.75in" fo:margin-right="0in" fo:margin-top="0in" fo:margin-bottom="0in" style:contextual-spacing="false" fo:text-indent="0in" style:auto-text-indent="false">
        <style:tab-stops>
          <style:tab-stop style:position="0in"/>
        </style:tab-stops>
      </style:paragraph-properties>
    </style:style>
    <style:style style:name="P28" style:family="paragraph" style:parent-style-name="Standard" style:list-style-name="L5">
      <style:paragraph-properties fo:margin-left="0.75in" fo:margin-right="0in" fo:margin-top="0in" fo:margin-bottom="0in" style:contextual-spacing="false" fo:text-indent="0in" style:auto-text-indent="false">
        <style:tab-stops>
          <style:tab-stop style:position="0in"/>
        </style:tab-stops>
      </style:paragraph-properties>
    </style:style>
    <style:style style:name="P29" style:family="paragraph" style:parent-style-name="Standard" style:list-style-name="L10">
      <style:paragraph-properties fo:margin-left="0.75in" fo:margin-right="0in" fo:text-indent="0in" style:auto-text-indent="false">
        <style:tab-stops/>
      </style:paragraph-properties>
    </style:style>
    <style:style style:name="P30" style:family="paragraph" style:parent-style-name="Text_20_body" style:list-style-name="L15">
      <style:text-properties officeooo:paragraph-rsid="001a62f6"/>
    </style:style>
    <style:style style:name="P31" style:family="paragraph" style:parent-style-name="Text_20_body" style:list-style-name="L15">
      <style:text-properties officeooo:rsid="001a62f6" officeooo:paragraph-rsid="001a62f6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46df" style:font-weight-asian="bold" style:font-weight-complex="bold"/>
    </style:style>
    <style:style style:name="T6" style:family="text">
      <style:text-properties style:font-name-asian="F"/>
    </style:style>
    <style:style style:name="T7" style:family="text">
      <style:text-properties officeooo:rsid="000e46df"/>
    </style:style>
    <style:style style:name="T8" style:family="text">
      <style:text-properties fo:color="#3a7c22" loext:opacity="100%" style:font-name="Aptos Display" fo:font-size="14pt" officeooo:rsid="000e46df" style:font-name-asian="Times New Roman" style:font-size-asian="14pt" style:font-name-complex="Times New Roman" style:font-size-complex="14pt"/>
    </style:style>
    <style:style style:name="T9" style:family="text">
      <style:text-properties fo:color="#3a7c22" loext:opacity="100%" style:font-name="Aptos Display" fo:font-size="14pt" officeooo:rsid="00181973" style:font-name-asian="Times New Roman" style:font-size-asian="14pt" style:font-name-complex="Times New Roman" style:font-size-complex="14pt"/>
    </style:style>
    <style:style style:name="T10" style:family="text">
      <style:text-properties officeooo:rsid="000ee854"/>
    </style:style>
    <style:style style:name="T11" style:family="text">
      <style:text-properties officeooo:rsid="00101203"/>
    </style:style>
    <style:style style:name="T12" style:family="text">
      <style:text-properties officeooo:rsid="0010c4e8"/>
    </style:style>
    <style:style style:name="T13" style:family="text">
      <style:text-properties officeooo:rsid="00112d74"/>
    </style:style>
    <style:style style:name="T14" style:family="text">
      <style:text-properties officeooo:rsid="001661db"/>
    </style:style>
    <style:style style:name="T15" style:family="text">
      <style:text-properties officeooo:rsid="0017d9f6"/>
    </style:style>
    <style:style style:name="T16" style:family="text">
      <style:text-properties officeooo:rsid="0018fb32"/>
    </style:style>
    <style:style style:name="T17" style:family="text">
      <style:text-properties officeooo:rsid="001a62f6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4LVL4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5" text:style-name="WW_5f_CharLFO14LVL5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4LVL7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8" text:style-name="WW_5f_CharLFO14LVL8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5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5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8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8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9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9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0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0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3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3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CS 520: Project Document Template Spring 2026</text:h>
      <text:p text:style-name="P1">Instructor: Heather Conboy</text:p>
      <text:p text:style-name="P1">University of Massachusetts Amherst</text:p>
      <text:p text:style-name="P2"/>
      <text:p text:style-name="P2"/>
      <text:p text:style-name="P2">Name Member 1/Git Userhandle<text:tab/>Name Member 2 /Git Userhandle<text:tab/></text:p>
      <text:p text:style-name="P2">Name Member 3 /Git Userhandle<text:tab/>Name Member 4/Git Userhandle</text:p>
      <text:p text:style-name="P2">Team Name: [put your group name]</text:p>
      <text:p text:style-name="P2">GoogleDrive Project Document Link: <text:s text:c="3"/>[put your link here]<text:note text:id="ftn0" text:note-class="footnote"><text:note-citation>1</text:note-citation><text:note-body><text:p text:style-name="P12">Make sure to add the instructor (<text:a xlink:type="simple" xlink:href="mailto:hconboy@umass.edu" text:style-name="Internet_20_link" text:visited-style-name="Visited_20_Internet_20_Link">hconboy@umass.edu</text:a>) as an editor to your Google Drive document to provide access to your version control</text:p></text:note-body></text:note></text:p>
      <text:p text:style-name="P2">Github Repo Link: <text:span text:style-name="Internet_20_link"><text:span text:style-name="T1">https://github.com/username/project</text:span></text:span>-name<text:note text:id="ftn1" text:note-class="footnote"><text:note-citation>2</text:note-citation><text:note-body><text:p text:style-name="P12">If your GitHub repository is private, make sure to invite the instructor (hconboy) as a collaborator</text:p></text:note-body></text:note></text:p>
      <text:h text:style-name="Heading_20_2" text:outline-level="2">1. Requirements</text:h>
      <text:h text:style-name="Heading_20_2" text:outline-level="2"><text:s text:c="4"/>1.1. Overview</text:h>
      <text:p text:style-name="P3">Provide a concise description (1–2 paragraphs) of:</text:p>
      <text:list xml:id="list3603898669" text:style-name="L1">
        <text:list-item>
          <text:p text:style-name="P23">The problem your system addresses</text:p>
        </text:list-item>
        <text:list-item>
          <text:p text:style-name="P23">The target users and stakeholders</text:p>
        </text:list-item>
        <text:list-item>
          <text:p text:style-name="P23">The primary objectives of the system</text:p>
        </text:list-item>
        <text:list-item>
          <text:p text:style-name="P23">How it serves the Five College community</text:p>
        </text:list-item>
      </text:list>
      <text:p text:style-name="P4">Clearly explain why this system is needed.</text:p>
      <text:h text:style-name="Heading_20_2" text:outline-level="2"><text:s text:c="4"/>1.2. Features</text:h>
      <text:p text:style-name="P5"><text:span text:style-name="Default_20_Paragraph_20_Font"><text:span text:style-name="T2">List </text:span></text:span><text:span text:style-name="Default_20_Paragraph_20_Font"><text:span text:style-name="T3">at least four (4)</text:span></text:span><text:span text:style-name="Default_20_Paragraph_20_Font"><text:span text:style-name="T2"> major system features.<text:line-break/>Features should be high-level capabilities (not implementation details).</text:span></text:span></text:p>
      <text:p text:style-name="P5">Example format:</text:p>
      <text:list xml:id="list2537058077" text:style-name="L2">
        <text:list-item>
          <text:p text:style-name="P24">User authentication and role management</text:p>
        </text:list-item>
        <text:list-item>
          <text:p text:style-name="P24">Real-time notifications</text:p>
        </text:list-item>
        <text:list-item>
          <text:p text:style-name="P24">Analytics dashboard</text:p>
        </text:list-item>
        <text:list-item>
          <text:p text:style-name="P24">External API integration</text:p>
        </text:list-item>
      </text:list>
      <text:h text:style-name="Heading_20_2" text:outline-level="2"><text:s text:c="4"/>1.3. Functional Requirements (Use cases)</text:h>
      <text:p text:style-name="P8"><text:s text:c="8"/>Provide <text:span text:style-name="Default_20_Paragraph_20_Font"><text:span text:style-name="T4">at least eight (8)</text:span></text:span> formal use cases. Each use case must include:</text:p>
      <text:list xml:id="list925441389" text:style-name="L3">
        <text:list-item>
          <text:p text:style-name="P26">Actor(s)</text:p>
        </text:list-item>
        <text:list-item>
          <text:p text:style-name="P26">Trigger</text:p>
        </text:list-item>
        <text:list-item>
          <text:p text:style-name="P26">Main success scenario</text:p>
        </text:list-item>
        <text:list-item>
          <text:p text:style-name="P26"><text:soft-page-break/>A<text:span text:style-name="T14">ny</text:span> failure case<text:span text:style-name="T14">s</text:span></text:p>
        </text:list-item>
        <text:list-item>
          <text:p text:style-name="P26">Use either paragraph form or a structured table format.<text:line-break/>Use cases must be specific, testable, and traceable to features.</text:p>
        </text:list-item>
      </text:list>
      <text:p text:style-name="P6"/>
      <text:p text:style-name="P7"/>
      <text:h text:style-name="Heading_20_2" text:outline-level="2"><text:s text:c="4"/>1.4. Non-Functional Requirements</text:h>
      <text:p text:style-name="P9"><text:s text:c="8"/>Provide <text:span text:style-name="Default_20_Paragraph_20_Font"><text:span text:style-name="T4">at least three (3)</text:span></text:span> measurable system constraints. Each requirement must be:</text:p>
      <text:list xml:id="list2817340625" text:style-name="L4">
        <text:list-item>
          <text:p text:style-name="P27">Clearly defined</text:p>
        </text:list-item>
        <text:list-item>
          <text:p text:style-name="P27">Testable or verifiable</text:p>
        </text:list-item>
      </text:list>
      <text:p text:style-name="P10">Examples:</text:p>
      <text:list xml:id="list1739767453" text:style-name="L5">
        <text:list-item>
          <text:p text:style-name="P28">Support ≥ 500 concurrent users without performance degradation</text:p>
        </text:list-item>
        <text:list-item>
          <text:p text:style-name="P28">Encrypt sensitive data at rest and in transit</text:p>
        </text:list-item>
        <text:list-item>
          <text:p text:style-name="P28">Meet basic accessibility standards</text:p>
        </text:list-item>
      </text:list>
      <text:p text:style-name="P10">Avoid vague statements (e.g., “the system should be fast”).</text:p>
      <text:p text:style-name="P6"/>
      <text:h text:style-name="Heading_20_2" text:outline-level="2"><text:s text:c="4"/>1.5. Challenges &amp; Risks</text:h>
      <text:p text:style-name="P5">Briefly identify <text:span text:style-name="T5">at least three (3)</text:span><text:span text:style-name="T7"> </text:span>key technical, design, or project risks.</text:p>
      <text:p text:style-name="P5">Include:</text:p>
      <text:list xml:id="list3365738577" text:style-name="L6">
        <text:list-item>
          <text:p text:style-name="P25">Scalability concerns</text:p>
        </text:list-item>
        <text:list-item>
          <text:p text:style-name="P25">Integration challenges</text:p>
        </text:list-item>
        <text:list-item>
          <text:p text:style-name="P25">Technical limitations</text:p>
        </text:list-item>
        <text:list-item>
          <text:p text:style-name="P25">Resource or timeline risks</text:p>
        </text:list-item>
      </text:list>
      <text:p text:style-name="P5">Explain how you plan to mitigate these risk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2. Design</text:h>
      <text:h text:style-name="Heading_20_2" text:outline-level="2"><text:s text:c="4"/>2.1. Architecture Diagram</text:h>
      <text:p text:style-name="Standard"><text:s text:c="10"/></text:p>
      <text:p text:style-name="P5">Guideline: Illustrate the high-level structure of your project using a diagram.</text:p>
      <text:list xml:id="list909030655" text:style-name="L7">
        <text:list-item>
          <text:p text:style-name="P16">Example:<text:line-break/> <text:s text:c="9"/>- A flowchart depicting data flow between frontend, backend, and database components.<text:line-break/> <text:s text:c="9"/>- An MVC-based design showing component interaction.</text:p>
        </text:list-item>
        <text:list-item>
          <text:p text:style-name="P16">Explain how the system demonstrates object-oriented design (e.g., class structure, separation of concerns, encapsulation, modularity).</text:p>
        </text:list-item>
        <text:list-item>
          <text:p text:style-name="P16">Description of major classes and responsibilities</text:p>
        </text:list-item>
        <text:list-item>
          <text:p text:style-name="P16">How OO principles (encapsulation, abstraction, modularity) are applied</text:p>
        </text:list-item>
      </text:list>
      <text:h text:style-name="Heading_20_2" text:outline-level="2"><text:s text:c="4"/>2.2. UI Design</text:h>
      <text:p text:style-name="P11">Provide screenshots, wireframes, or sketches of the application’s main pages. Example:</text:p>
      <text:list xml:id="list1919096029" text:style-name="L8">
        <text:list-item>
          <text:p text:style-name="P17">A user profile page displaying personal details and activity.</text:p>
        </text:list-item>
        <text:list-item>
          <text:p text:style-name="P17">A dashboard view showing key metrics.</text:p>
        </text:list-item>
      </text:list>
      <text:h text:style-name="Heading_20_2" text:outline-level="2"><text:s text:c="4"/>2.3. Data Model</text:h>
      <text:p text:style-name="P5">Illustrate how data is structured in the system.<text:line-break/>Example: A <text:span text:style-name="T10">class diagram or </text:span>ER diagram showing relationships between core entities (e.g., Users, Transactions).</text:p>
      <text:h text:style-name="Heading_20_2" text:outline-level="2"><text:s text:c="4"/>2.4. Tech Stack With Justification</text:h>
      <text:p text:style-name="P5">List the technologies used and justify their selection. Example:</text:p>
      <text:list xml:id="list85616961" text:style-name="L9">
        <text:list-item>
          <text:p text:style-name="P18">Backend: <text:span text:style-name="T13">Express.js and </text:span>Node.js - <text:span text:style-name="T13">Has an active user base. Provides </text:span>scalable server-side logic. <text:span text:style-name="T13">Can use Jest for testing.</text:span></text:p>
        </text:list-item>
        <text:list-item>
          <text:p text:style-name="P18">Database: PostgreSQL for relational data stor<text:span text:style-name="T15">e</text:span>. <text:span text:style-name="T15">Provides efficient access to a potentially large data store. Has good online documentation.</text:span></text:p>
        </text:list-item>
      </text:list>
      <text:p text:style-name="Standard"><text:s text:c="14"/><text:span text:style-name="T11">Aim for the justification to be a short paragraph </text:span><text:span text:style-name="T12">(i.e. several sentences).</text:span></text:p>
      <text:h text:style-name="P14" text:outline-level="2"><text:s text:c="4"/>2.<text:span text:style-name="T7">5</text:span>. <text:span text:style-name="T8">Challenges &amp; Risks </text:span><text:span text:style-name="T9">(see 1.3)</text:span></text:h>
      <text:p text:style-name="P15"><text:span text:style-name="T9"/></text:p>
      <text:h text:style-name="P14" text:outline-level="2"><text:s text:c="4"/>2.<text:span text:style-name="T7">6</text:span>. <text:span text:style-name="T8">Work Plan</text:span></text:h>
      <text:p text:style-name="P15"><text:span text:style-name="T8"/></text:p>
      <text:list xml:id="list1264676430" text:style-name="L15">
        <text:list-item>
          <text:p text:style-name="P30"><text:span text:style-name="T17">Task distribution among team members (with e</text:span>vidence of equitable contribution<text:span text:style-name="T17">)</text:span></text:p>
        </text:list-item>
        <text:list-item>
          <text:p text:style-name="P31">Timeline</text:p>
        </text:list-item>
      </text:list>
      <text:p text:style-name="P15"><text:span text:style-name="T8"/></text:p>
      <text:p text:style-name="Standard"/>
      <text:p text:style-name="Standard"/>
      <text:p text:style-name="Standard"><text:soft-page-break/></text:p>
      <text:h text:style-name="Heading_20_2" text:outline-level="2"><text:span text:style-name="Default_20_Paragraph_20_Font"><text:span text:style-name="T6">3. Implementation</text:span></text:span></text:h>
      <text:h text:style-name="Heading_20_2" text:outline-level="2"><text:s text:c="2"/>3.1. Project Organization</text:h>
      <text:p text:style-name="Standard"><text:s text:c="13"/>Provide one or more screenshots of your project organization in the git repository.</text:p>
      <text:h text:style-name="Heading_20_2" text:outline-level="2"><text:s text:c="2"/>3.2. UI Screenshots</text:h>
      <text:p text:style-name="Standard"/>
      <text:h text:style-name="Heading_20_2" text:outline-level="2"><text:s text:c="2"/>3.3. Data Model Screenshots</text:h>
      <text:p text:style-name="Standard"/>
      <text:h text:style-name="Heading_20_2" text:outline-level="2"><text:s text:c="2"/>3.4. Challenges &amp; Risks <text:span text:style-name="T16">(See 1.3)</text:span></text:h>
      <text:p text:style-name="Standard"/>
      <text:h text:style-name="Heading_20_2" text:outline-level="2"><text:s text:c="2"/>3.5. Version Control &amp; Team Contributions</text:h>
      <text:p text:style-name="P9"><text:s text:c="6"/>Include:</text:p>
      <text:list xml:id="list4046009702" text:style-name="L10">
        <text:list-item>
          <text:p text:style-name="P29">Branching strategy used</text:p>
        </text:list-item>
        <text:list-item>
          <text:p text:style-name="P29">Pull request workflow</text:p>
        </text:list-item>
        <text:list-item>
          <text:p text:style-name="P29">Code review proces<text:span text:style-name="T7">s</text:span></text:p>
        </text:list-item>
        <text:list-item>
          <text:p text:style-name="P29">Briefly describe the primary responsibilities of each team member.</text:p>
        </text:list-item>
        <text:list-item>
          <text:p text:style-name="P29">Include at least one screenshot or commit summary demonstrating contributions from each team member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9"/>
      <text:p text:style-name="P9"/>
      <text:p text:style-name="P9"/>
      <text:h text:style-name="Heading_20_2" text:outline-level="2"><text:span text:style-name="Default_20_Paragraph_20_Font"><text:span text:style-name="T6">4. Evaluation</text:span></text:span></text:h>
      <text:p text:style-name="Standard"><text:s text:c="6"/>Evaluate both functional and non-functional aspects of your project. Summarize testing performed, <text:s text:c="2"/>such as: </text:p>
      <text:list xml:id="list1926940138" text:style-name="L11">
        <text:list-item>
          <text:p text:style-name="P19"><text:soft-page-break/>Unit testing for data model.</text:p>
        </text:list-item>
        <text:list-item>
          <text:p text:style-name="P19">Integration testing between frontend and backend.</text:p>
        </text:list-item>
        <text:list-item>
          <text:p text:style-name="P19">Load testing for concurrent user simulation.</text:p>
        </text:list-item>
        <text:list-item>
          <text:p text:style-name="P20">User survey</text:p>
        </text:list-item>
      </text:list>
      <text:h text:style-name="Heading_20_2" text:outline-level="2">4.1 Evaluation of Functional Requirements</text:h>
      <text:p text:style-name="Standard"><text:s text:c="9"/>Guideline: Present a detailed account of how you tested each functional requirement, including <text:s/>unit tests, integration tests, and system tests. Example: "Unit tests were written for each module using Jest, achieving 85% code coverage."</text:p>
      <text:h text:style-name="Heading_20_2" text:outline-level="2">4.2 Evaluation of Non-functional Requirements</text:h>
      <text:p text:style-name="Standard"><text:s text:c="9"/>Guideline: Describe how you evaluated at least two non-functional aspects like performance, usability, and scalability. This might include user surveys, load testing, and performance benchmarks.</text:p>
      <text:p text:style-name="Standard"><text:s text:c="8"/>Example:</text:p>
      <text:list xml:id="list1405194712" text:style-name="L12">
        <text:list-item>
          <text:p text:style-name="P21">Load testing was conducted to simulate up to 1,000 concurrent users.</text:p>
        </text:list-item>
        <text:list-item>
          <text:p text:style-name="P21">A usability study with 10 participants provided feedback on navigation and clarity.</text:p>
        </text:list-item>
      </text:list>
      <text:h text:style-name="Heading_20_2" text:outline-level="2"><text:s/>4.3 Test Coverage Summary</text:h>
      <text:p text:style-name="Normal"><text:line-break/><text:span text:style-name="Default_20_Paragraph_20_Font"><text:span text:style-name="T4"> <text:s text:c="10"/>Required:</text:span></text:span> Report overall test coverage percentage and the testing framework/tool used.</text:p>
      <text:p text:style-name="Normal"/>
      <text:p text:style-name="Standard"/>
      <text:h text:style-name="Heading_20_2" text:outline-level="2"/>
      <text:h text:style-name="Heading_20_2" text:outline-level="2"/>
      <text:p text:style-name="Normal"/>
      <text:h text:style-name="Heading_20_2" text:outline-level="2"/>
      <text:h text:style-name="Heading_20_2" text:outline-level="2"/>
      <text:p text:style-name="Normal"/>
      <text:p text:style-name="Normal"/>
      <text:p text:style-name="Normal"/>
      <text:h text:style-name="Heading_20_2" text:outline-level="2">5. Discussion [Lessons Learned, Limitations &amp; Future Plans]</text:h>
      <text:p text:style-name="Standard"><text:s text:c="6"/>Reflect on the overall performance of your project, including any challenges or limitations encountered, and outline future development plans.</text:p>
      <text:h text:style-name="Heading_20_2" text:outline-level="2">5.1. Lessons Learned</text:h>
      <text:p text:style-name="Standard"><text:s text:c="10"/>Guideline: How did your team organize themselves? What communication style did you use? What new SE model, tools, and techniques did you apply? What new tech stack tools did you use?</text:p>
      <text:h text:style-name="Heading_20_2" text:outline-level="2"><text:soft-page-break/>5.2. Limitations (e.g., time constraints, integration, debugging, teamwork)</text:h>
      <text:p text:style-name="Standard"><text:s text:c="11"/>Guideline: Critically assess any shortcomings in the project. This may include unmet requirements, performance bottlenecks, or user experience issues.</text:p>
      <text:p text:style-name="Standard"><text:s text:c="10"/>Example: "One limitation is the current response time under peak load, which we plan to address by optimizing database queries."</text:p>
      <text:h text:style-name="Heading_20_2" text:outline-level="2">5.3. Future Development Plans</text:h>
      <text:p text:style-name="Standard"><text:s text:c="10"/>Guideline: Outline your vision for the project's future. This includes potential enhancements, additional features, or integration with new technologies.</text:p>
      <text:p text:style-name="Standard"><text:s text:c="10"/>Example: “Future enhancements include adding advanced analytics, improving mobile support, and integrating machine learning models.”</text:p>
      <text:h text:style-name="Heading_20_2" text:outline-level="2">5.4 Development Process Reflection</text:h>
      <text:list xml:id="list1609490231" text:style-name="L13">
        <text:list-item>
          <text:p text:style-name="P22">How the team managed sprint planning</text:p>
        </text:list-item>
        <text:list-item>
          <text:p text:style-name="P22">What changed between midpoint and final</text:p>
        </text:list-item>
        <text:list-item>
          <text:p text:style-name="P22">Risk mitigation strategies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" svg:font-family="F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0.5pt" fo:letter-spacing="normal" fo:language="en" fo:country="US" fo:font-style="normal" style:text-underline-style="none" fo:font-weight="normal" style:letter-kerning="false" style:font-name-asian="Times New Roman" style:font-size-asian="10.5pt" style:language-asian="en" style:country-asian="US" style:font-style-asian="normal" style:font-weight-asian="normal" style:font-name-complex="Times New Roman" style:font-size-complex="10.5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0835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0.5pt" fo:letter-spacing="normal" fo:language="en" fo:country="US" fo:font-style="normal" style:text-underline-style="none" fo:font-weight="normal" style:letter-kerning="false" fo:background-color="transparent" style:font-name-asian="Times New Roman" style:font-size-asian="10.5pt" style:language-asian="en" style:country-asian="US" style:font-style-asian="normal" style:font-weight-asian="normal" style:font-name-complex="Times New Roman" style:font-size-complex="10.5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28in" style:contextual-spacing="false" fo:line-height="100%" fo:keep-together="always" fo:hyphenation-ladder-count="no-limit" fo:keep-with-next="always"/>
      <style:text-properties fo:color="#3a7c22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555in" fo:margin-bottom="0in" style:contextual-spacing="false" fo:line-height="100%" fo:keep-together="always" fo:hyphenation-ladder-count="no-limit" fo:keep-with-next="always"/>
      <style:text-properties fo:color="#3a7c22" loext:opacity="100%" style:font-name="Aptos Display" fo:font-family="'Aptos Display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555in" fo:margin-bottom="0in" style:contextual-spacing="false" fo:line-height="100%" fo:keep-together="always" fo:hyphenation-ladder-count="no-limit" fo:keep-with-next="always"/>
      <style:text-properties fo:color="#3a7c22" loext:opacity="100%" style:font-name="Aptos Display" fo:font-family="'Aptos Display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in" style:contextual-spacing="false" fo:keep-together="always" fo:hyphenation-ladder-count="no-limit" fo:keep-with-next="always"/>
      <style:text-properties fo:color="#4ea72e" loext:opacity="100%" style:font-name="Aptos Display" fo:font-family="'Aptos Display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28in" fo:margin-bottom="0in" style:contextual-spacing="false" fo:keep-together="always" fo:hyphenation-ladder-count="no-limit" fo:keep-with-next="always"/>
      <style:text-properties fo:color="#4ea72e" loext:opacity="100%" style:font-name="Aptos Display" fo:font-family="'Aptos Display'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 fo:hyphenate="tru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4ea72e" loext:opacity="100%" style:font-name="Aptos Display" fo:font-family="'Aptos Display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4ea72e" loext:opacity="100%" style:font-name="Aptos Display" fo:font-family="'Aptos Display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tru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28in" fo:margin-bottom="0in" style:contextual-spacing="false" fo:keep-together="always" fo:hyphenation-ladder-count="no-limit" fo:keep-with-next="always"/>
      <style:text-properties fo:color="#4ea72e" loext:opacity="100%" style:font-name="Aptos Display" fo:font-family="'Aptos Display'" style:font-family-generic="swiss" style:font-pitch="variable" fo:font-size="10pt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 fo:hyphenate="tru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28in" fo:margin-bottom="0in" style:contextual-spacing="false" fo:keep-together="always" fo:hyphenation-ladder-count="no-limit" fo:keep-with-next="always"/>
      <style:text-properties fo:color="#4ea72e" loext:opacity="100%" style:font-name="Aptos Display" fo:font-family="'Aptos Display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tru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ystem" style:font-pitch-complex="variable" fo:hyphenate="false" loext:hyphenation-no-caps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variant="small-caps" fo:color="#595959" loext:opacity="100%" fo:font-weight="bold" style:font-weight-asian="bold" style:font-weight-complex="bold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835in" style:contextual-spacing="true" fo:line-height="115%" fo:hyphenation-ladder-count="no-limit" fo:text-indent="0in" style:auto-text-indent="false">
        <style:tab-stops/>
      </style:paragraph-properties>
      <style:text-properties fo:hyphenate="tru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true" loext:hyphenation-no-caps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true" loext:hyphenation-no-caps="false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/>
      <style:text-properties fo:color="#262626" loext:opacity="100%" style:font-name="Aptos Display" fo:font-family="'Aptos Display'" style:font-family-generic="swiss" style:font-pitch="variable" fo:font-size="48pt" fo:letter-spacing="-0.0102in" style:font-name-asian="Times New Roman" style:font-family-asian="'Times New Roman'" style:font-family-generic-asian="roman" style:font-pitch-asian="variable" style:font-size-asian="48pt" style:font-name-complex="Times New Roman" style:font-family-complex="'Times New Roman'" style:font-family-generic-complex="roman" style:font-pitch-complex="variable" style:font-size-complex="48pt" fo:hyphenate="true" loext:hyphenation-no-caps="false"/>
    </style:style>
    <style:style style:name="Subtitle" style:family="paragraph" style:parent-style-name="Normal" style:next-style-name="Normal" style:class="chapter">
      <style:paragraph-properties fo:line-height="100%" fo:hyphenation-ladder-count="no-limit"/>
      <style:text-properties style:font-name="Aptos Display" fo:font-family="'Aptos Display'" style:font-family-generic="swiss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 style:font-size-complex="15pt" fo:hyphenate="true" loext:hyphenation-no-caps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fo:hyphenate="true" loext:hyphenation-no-caps="false"/>
    </style:style>
    <style:style style:name="Quote" style:family="paragraph" style:parent-style-name="Normal" style:next-style-name="Normal">
      <style:paragraph-properties fo:margin-left="0.5in" fo:margin-right="0.5in" fo:margin-top="0.111in" fo:margin-bottom="0.0835in" style:contextual-spacing="false" fo:text-align="center" style:justify-single-word="false" fo:hyphenation-ladder-count="no-limit" fo:text-indent="0in" style:auto-text-indent="false">
        <style:tab-stops/>
      </style:paragraph-properties>
      <style:text-properties fo:color="#262626" loext:opacity="100%" fo:font-style="italic" style:font-style-asian="italic" style:font-style-complex="italic" fo:hyphenate="tru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0.5in" fo:margin-right="0.5in" fo:margin-top="0.111in" fo:margin-bottom="0.111in" style:contextual-spacing="false" fo:line-height="110%" fo:text-align="center" style:justify-single-word="false" fo:hyphenation-ladder-count="no-limit" fo:text-indent="0in" style:auto-text-indent="false">
        <style:tab-stops/>
      </style:paragraph-properties>
      <style:text-properties fo:color="#4ea72e" loext:opacity="100%" style:font-name="Aptos Display" fo:font-family="'Aptos Display'" style:font-family-generic="swiss" style:font-pitch="variable" fo:font-size="16pt" fo:font-style="italic" style:font-name-asian="Times New Roman" style:font-family-asian="'Times New Roman'" style:font-family-generic-asian="roman" style:font-pitch-asian="variable" style:font-size-asian="16pt" style:font-style-asian="italic" style:font-name-complex="Times New Roman" style:font-family-complex="'Times New Roman'" style:font-family-generic-complex="roman" style:font-pitch-complex="variable" style:font-size-complex="16pt" style:font-style-complex="italic" fo:hyphenate="tru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true" loext:hyphenation-no-caps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a7c22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3a7c22" loext:opacity="100%" style:font-name="Aptos Display" fo:font-family="'Aptos Display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3a7c22" loext:opacity="100%" style:font-name="Aptos Display" fo:font-family="'Aptos Display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4ea72e" loext:opacity="100%" style:font-name="Aptos Display" fo:font-family="'Aptos Display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4ea72e" loext:opacity="100%" style:font-name="Aptos Display" fo:font-family="'Aptos Display'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4ea72e" loext:opacity="100%" style:font-name="Aptos Display" fo:font-family="'Aptos Display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4ea72e" loext:opacity="100%" style:font-name="Aptos Display" fo:font-family="'Aptos Display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4ea72e" loext:opacity="100%" style:font-name="Aptos Display" fo:font-family="'Aptos Display'" style:font-family-generic="swiss" style:font-pitch="variable" fo:font-size="10pt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4ea72e" loext:opacity="100%" style:font-name="Aptos Display" fo:font-family="'Aptos Display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262626" loext:opacity="100%" style:font-name="Aptos Display" fo:font-family="'Aptos Display'" style:font-family-generic="swiss" style:font-pitch="variable" fo:font-size="48pt" fo:letter-spacing="-0.0102in" style:font-name-asian="Times New Roman" style:font-family-asian="'Times New Roman'" style:font-family-generic-asian="roman" style:font-pitch-asian="variable" style:font-size-asian="48pt" style:font-name-complex="Times New Roman" style:font-family-complex="'Times New Roman'" style:font-family-generic-complex="roman" style:font-pitch-complex="variable" style:font-size-complex="48pt"/>
    </style:style>
    <style:style style:name="Subtitle_20_Char" style:display-name="Subtitle Char" style:family="text" style:parent-style-name="Default_20_Paragraph_20_Font">
      <style:text-properties style:font-name="Aptos Display" fo:font-family="'Aptos Display'" style:font-family-generic="swiss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4ea72e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26262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ea72e" loext:opacity="100%" style:font-name="Aptos Display" fo:font-family="'Aptos Display'" style:font-family-generic="swiss" style:font-pitch="variable" fo:font-size="16pt" fo:font-style="italic" style:font-name-asian="Times New Roman" style:font-family-asian="'Times New Roman'" style:font-family-generic-asian="roman" style:font-pitch-asian="variable" style:font-size-asian="16pt" style:font-style-asian="italic" style:font-name-complex="Times New Roman" style:font-family-complex="'Times New Roman'" style:font-family-generic-complex="roman" style:font-pitch-complex="variable" style:font-size-complex="16pt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/>
    </style:style>
    <style:style style:name="Intense_20_Reference" style:display-name="Intense Reference" style:family="text" style:parent-style-name="Default_20_Paragraph_20_Font">
      <style:text-properties fo:font-variant="small-caps" fo:color="#4ea72e" loext:opacity="100%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normal" fo:text-transform="none" fo:font-size="10.5pt" fo:letter-spacing="0.0047in" fo:font-weight="bold" style:font-size-asian="10.5pt" style:font-weight-asian="bold" style:font-size-complex="10.5pt" style:font-weight-complex="bold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874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4874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874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874in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9874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874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874in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487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87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Created By: Mahbuba Tasmin, Spring 2026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4.2$MacOSX_X86_64 LibreOffice_project/a529a4fab45b75fefc5b6226684193eb000654f6</meta:generator>
    <meta:initial-creator>Mahbuba Tasmin</meta:initial-creator>
    <meta:creation-date>2023-11-22T21:08:00Z</meta:creation-date>
    <dc:date>2026-02-24T21:26:53.658341839</dc:date>
    <meta:print-date>2023-10-17T01:34:00Z</meta:print-date>
    <meta:editing-cycles>50</meta:editing-cycles>
    <meta:editing-duration>PT1H45M14S</meta:editing-duration>
    <meta:document-statistic meta:table-count="0" meta:image-count="0" meta:object-count="0" meta:page-count="6" meta:paragraph-count="115" meta:word-count="926" meta:character-count="6508" meta:non-whitespace-character-count="5500"/>
    <meta:user-defined meta:name="AppVersion">16.0000</meta:user-defined>
    <meta:user-defined meta:name="ContentTypeId">0x01010019A0D06312DB6C47BA38204DB3C36C0E</meta:user-defined>
    <meta:template xlink:type="simple" xlink:actuate="onRequest" xlink:title="" xlink:href="Normal"/>
  </office:meta>
</office:document-meta>
</file>